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3.399cm" style:rel-column-width="13106*"/>
    </style:style>
    <style:style style:name="Tableau1.B" style:family="table-column">
      <style:table-column-properties style:column-width="3.401cm" style:rel-column-width="13107*"/>
    </style:style>
    <style:style style:name="Tableau1.E" style:family="table-column">
      <style:table-column-properties style:column-width="3.401cm" style:rel-column-width="13109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E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style:text-underline-style="none" fo:font-weight="normal" officeooo:rsid="0014d670" officeooo:paragraph-rsid="001aa792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style:text-underline-style="none" fo:font-weight="normal" officeooo:rsid="001aa792" officeooo:paragraph-rsid="001aa792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style:text-underline-style="none" fo:font-weight="normal" officeooo:rsid="001aa792" officeooo:paragraph-rsid="002a4127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text-underline-style="none" fo:font-weight="normal" officeooo:rsid="001aa792" officeooo:paragraph-rsid="001c4fe2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text-underline-style="none" fo:font-weight="normal" officeooo:rsid="0020124f" officeooo:paragraph-rsid="0020124f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text-underline-style="none" fo:font-weight="normal" officeooo:rsid="001f6bf6" officeooo:paragraph-rsid="001f6bf6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text-underline-style="none" fo:font-weight="normal" officeooo:rsid="002301ea" officeooo:paragraph-rsid="002301ea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text-underline-style="none" fo:font-weight="normal" officeooo:rsid="00235aaa" officeooo:paragraph-rsid="00235aaa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text-underline-style="none" fo:font-weight="normal" officeooo:rsid="0024b975" officeooo:paragraph-rsid="0024b975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text-underline-style="none" fo:font-weight="normal" officeooo:rsid="00260490" officeooo:paragraph-rsid="00260490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text-underline-style="none" fo:font-weight="normal" officeooo:rsid="00275b0f" officeooo:paragraph-rsid="00275b0f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text-underline-style="none" fo:font-weight="normal" officeooo:rsid="00276b65" officeooo:paragraph-rsid="00235aaa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text-underline-style="none" fo:font-weight="normal" officeooo:rsid="00276b65" officeooo:paragraph-rsid="00276b65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text-underline-style="none" fo:font-weight="normal" officeooo:rsid="00287cfe" officeooo:paragraph-rsid="00287cfe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text-underline-style="none" fo:font-weight="normal" officeooo:rsid="00287cfe" officeooo:paragraph-rsid="001aa792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text-underline-style="none" fo:font-weight="normal" officeooo:rsid="0028f762" officeooo:paragraph-rsid="0028f762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text-underline-style="none" fo:font-weight="normal" officeooo:rsid="00290088" officeooo:paragraph-rsid="00290088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text-underline-style="none" fo:font-weight="normal" officeooo:rsid="002a4127" officeooo:paragraph-rsid="002a4127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text-underline-style="none" fo:font-weight="normal" officeooo:rsid="002bb725" officeooo:paragraph-rsid="002bb725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text-underline-style="none" fo:font-weight="normal" officeooo:rsid="002ee668" officeooo:paragraph-rsid="002ee668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text-underline-style="none" fo:font-weight="normal" officeooo:rsid="00330459" officeooo:paragraph-rsid="00330459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text-underline-style="none" fo:font-weight="bold" officeooo:rsid="001aa792" officeooo:paragraph-rsid="001aa792" style:font-weight-asian="bold" style:font-weight-complex="bold"/>
    </style:style>
    <style:style style:name="P23" style:family="paragraph" style:parent-style-name="Standard">
      <style:paragraph-properties fo:text-align="start" style:justify-single-word="false"/>
      <style:text-properties style:text-underline-style="none" fo:font-weight="bold" officeooo:rsid="002a4127" officeooo:paragraph-rsid="002a4127" style:font-weight-asian="bold" style:font-weight-complex="bold"/>
    </style:style>
    <style:style style:name="P24" style:family="paragraph" style:parent-style-name="Standard">
      <style:paragraph-properties fo:text-align="start" style:justify-single-word="false"/>
      <style:text-properties officeooo:paragraph-rsid="001aa792"/>
    </style:style>
    <style:style style:name="P25" style:family="paragraph" style:parent-style-name="Table_20_Contents">
      <style:paragraph-properties fo:text-align="start" style:justify-single-word="false"/>
    </style:style>
    <style:style style:name="P26" style:family="paragraph" style:parent-style-name="Table_20_Contents">
      <style:paragraph-properties fo:text-align="start" style:justify-single-word="false"/>
      <style:text-properties officeooo:rsid="00260490" officeooo:paragraph-rsid="00260490"/>
    </style:style>
    <style:style style:name="P27" style:family="paragraph" style:parent-style-name="Table_20_Contents">
      <style:paragraph-properties fo:text-align="start" style:justify-single-word="false"/>
      <style:text-properties fo:language="zxx" fo:country="none" style:text-underline-style="none" fo:font-weight="normal" officeooo:rsid="00260490" officeooo:paragraph-rsid="00260490" style:language-asian="zxx" style:country-asian="none" style:font-weight-asian="normal" style:language-complex="zxx" style:country-complex="none" style:font-weight-complex="normal"/>
    </style:style>
    <style:style style:name="P28" style:family="paragraph" style:parent-style-name="Standard" style:list-style-name="L1">
      <style:paragraph-properties fo:text-align="start" style:justify-single-word="false"/>
      <style:text-properties style:text-underline-style="none" fo:font-weight="bold" officeooo:rsid="001aa792" officeooo:paragraph-rsid="001aa792" style:font-weight-asian="bold" style:font-weight-complex="bold"/>
    </style:style>
    <style:style style:name="P29" style:family="paragraph" style:parent-style-name="Standard">
      <style:paragraph-properties fo:text-align="start" style:justify-single-word="false"/>
      <style:text-properties style:text-underline-style="none" fo:font-weight="bold" officeooo:rsid="00275b0f" officeooo:paragraph-rsid="00275b0f" style:font-weight-asian="bold" style:font-weight-complex="bold"/>
    </style:style>
    <style:style style:name="T1" style:family="text">
      <style:text-properties officeooo:rsid="001aa792"/>
    </style:style>
    <style:style style:name="T2" style:family="text">
      <style:text-properties officeooo:rsid="001c4fe2"/>
    </style:style>
    <style:style style:name="T3" style:family="text">
      <style:text-properties officeooo:rsid="00215348"/>
    </style:style>
    <style:style style:name="T4" style:family="text">
      <style:text-properties officeooo:rsid="00235aaa"/>
    </style:style>
    <style:style style:name="T5" style:family="text">
      <style:text-properties officeooo:rsid="00260490"/>
    </style:style>
    <style:style style:name="T6" style:family="text">
      <style:text-properties officeooo:rsid="00275b0f"/>
    </style:style>
    <style:style style:name="T7" style:family="text">
      <style:text-properties officeooo:rsid="00276b65"/>
    </style:style>
    <style:style style:name="T8" style:family="text">
      <style:text-properties officeooo:rsid="0028f762"/>
    </style:style>
    <style:style style:name="T9" style:family="text">
      <style:text-properties officeooo:rsid="00290088"/>
    </style:style>
    <style:style style:name="T10" style:family="text">
      <style:text-properties officeooo:rsid="002a4127"/>
    </style:style>
    <style:style style:name="T11" style:family="text">
      <style:text-properties style:text-underline-style="none" fo:font-weight="bold" officeooo:rsid="001aa792" style:font-weight-asian="bold" style:font-weight-complex="bold"/>
    </style:style>
    <style:style style:name="T12" style:family="text">
      <style:text-properties style:text-underline-style="none" fo:font-weight="bold" officeooo:rsid="002a4127" style:font-weight-asian="bold" style:font-weight-complex="bold"/>
    </style:style>
    <style:style style:name="T13" style:family="text">
      <style:text-properties officeooo:rsid="002bb725"/>
    </style:style>
    <style:style style:name="T14" style:family="text">
      <style:text-properties officeooo:rsid="002ee668"/>
    </style:style>
    <style:style style:name="T15" style:family="text">
      <style:text-properties officeooo:rsid="002ff664"/>
    </style:style>
    <style:style style:name="T16" style:family="text">
      <style:text-properties officeooo:rsid="0033b84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Dessin :</text:p>
      <text:p text:style-name="P1">Pour chaque dessin, quatre paramètres, <text:span text:style-name="T1">évalué</text:span> <text:span text:style-name="T3">de 1 à 5</text:span> :</text:p>
      <text:p text:style-name="P1">Complexité</text:p>
      <text:p text:style-name="P1">Mouvement</text:p>
      <text:p text:style-name="P1">Intensité </text:p>
      <text:p text:style-name="P1">Amplitude</text:p>
      <text:p text:style-name="P1"/>
      <text:p text:style-name="P4">Pour chaque classe à chaque niveau, un maximum pour chaque paramètre, <text:span text:style-name="T2">ou une valeur fixe et on peut juste descendre un paramètre sans en booster un autre?</text:span></text:p>
      <text:p text:style-name="P4"/>
      <text:p text:style-name="P21">Pour chaque don, l'intensité et la complexité ont une signification différente. <text:span text:style-name="T16">Pour chaque don, chaque paramètre à un poids différent dans les dégâts.</text:span></text:p>
      <text:p text:style-name="P1"/>
      <text:p text:style-name="P2">le choix de l'emplacement de matérialisation se fait au moment de rouvrir les yeux donc pas de ratage <text:span text:style-name="T3">(portée max dépendant de la perception?)</text:span></text:p>
      <text:p text:style-name="P1"/>
      <text:p text:style-name="P2">Temps de cast<text:span text:style-name="T3">=durée des dessins</text:span>, fixe:</text:p>
      <text:p text:style-name="P2">Lesteplume : 1/2 tour</text:p>
      <text:p text:style-name="P2">Invocateur : 2 tours</text:p>
      <text:p text:style-name="P2">Enchanteur : 10 tours</text:p>
      <text:p text:style-name="P2"/>
      <text:p text:style-name="P5">Durée des dessins, fixe :</text:p>
      <text:p text:style-name="P5">Lesteplume : 1/2 tour</text:p>
      <text:p text:style-name="P5">Invocateur : <text:span text:style-name="T4">2 tours</text:span></text:p>
      <text:p text:style-name="P5">Enchanteur : lourd (2 tour<text:span text:style-name="T4">s)</text:span> ou léger (1/2 tour)</text:p>
      <text:p text:style-name="P2"/>
      <text:p text:style-name="P2">Pas de caractéristique sur le dessin, mais potentiellement des compétences extraordinaires</text:p>
      <text:p text:style-name="P1"/>
      <text:p text:style-name="P22">Ressources :</text:p>
      <text:p text:style-name="P22"/>
      <text:p text:style-name="P2">Cout en énergie à la fin de combat selon le nb de tours <text:span text:style-name="T10">actifs pour chaque joueur</text:span></text:p>
      <text:p text:style-name="P18">Hors-combat : coûts pour des actions physiques/magiques enchaînés dans un court laps de temps</text:p>
      <text:p text:style-name="P3"/>
      <text:p text:style-name="P3">possibilité de surcharger avec des chances d'échec/ + haut cout en énergie (compétence à débloquer)</text:p>
      <text:p text:style-name="P2"/>
      <text:p text:style-name="P18">Un personnage tombe inconscient à 0 PV et en-dessous</text:p>
      <text:p text:style-name="P18">Jet de constitution pour pas prendre un stun d'1 tour quand on subit + de 50% PV d'un coup</text:p>
      <text:p text:style-name="P18">Il est en hémorragie à -20% PV <text:s/>(-2 PV par tour)</text:p>
      <text:p text:style-name="P18">Et mort définitivement à -30% PV</text:p>
      <text:list xml:id="list614175209209968707" text:style-name="L1">
        <text:list-header>
          <text:p text:style-name="P28"/>
        </text:list-header>
      </text:list>
      <text:p text:style-name="P24"><text:span text:style-name="T12">T</text:span><text:span text:style-name="T11">ours :</text:span></text:p>
      <text:p text:style-name="P2">chaque camp (Pjs + alliés face à PNJs) joue son tour ensemble, avec résolution du tour simultanée pour chaque camp</text:p>
      <text:p text:style-name="P2">pour chaque joueur, je lui explique sa situation, puis il réfléchit, puis ils me donnent leur(s) action(s) ensemble</text:p>
      <text:p text:style-name="P2">le camp qui engage le combat a l'initiative</text:p>
      <text:p text:style-name="P2"/>
      <text:p text:style-name="P14">1 tour = <text:s/>3s</text:p>
      <text:p text:style-name="P2"/>
      <text:p text:style-name="P22">Déplacement :</text:p>
      <text:p text:style-name="P2"/>
      <text:p text:style-name="P14">1/2 tour : 3 m</text:p>
      <text:p text:style-name="P15"><text:soft-page-break/>1 tour : 10 m</text:p>
      <text:p text:style-name="P2"/>
      <text:p text:style-name="P23">Caractéristiques :</text:p>
      <text:p text:style-name="P18">Portée : 20 + perception/<text:span text:style-name="T13">5 mètres (max joueur : 34m ) (arcs et arbalètes, jet à -35 au délà, jusqu'à max 2x la portée)</text:span></text:p>
      <text:p text:style-name="P19">PV : 20 + constit/5 <text:span text:style-name="T14">(max joueur : 34 PV)</text:span></text:p>
      <text:p text:style-name="P20">Energie : </text:p>
      <text:p text:style-name="P2"/>
      <text:p text:style-name="P22">Attaques :</text:p>
      <text:p text:style-name="P1"/>
      <text:p text:style-name="P2">soit 1/2 tour pour attaquer à une main</text:p>
      <text:p text:style-name="P2">soit 1 tour pour attaquer à 2M (<text:span text:style-name="T7">2x </text:span>plus de dégâts) ou 2x 1M</text:p>
      <text:p text:style-name="P6"/>
      <text:p text:style-name="P5">Armes 2M / Armes à distance : Agilité</text:p>
      <text:p text:style-name="P5">Armes 1M/ Armes de jet : Force</text:p>
      <text:p text:style-name="P8">malus de -10 (torse) à -30 (tête) pour viser une certaine zone</text:p>
      <text:p text:style-name="P12"/>
      <text:p text:style-name="P13">Arme 1M : 1d10 dégâts</text:p>
      <text:p text:style-name="P13">Arme 2M : 2d10 dégâts</text:p>
      <text:p text:style-name="P13">Armes à distance <text:span text:style-name="T8">2M (Arc,Arbalète)</text:span> : 1d10 + <text:span text:style-name="T9">6</text:span> dégâts</text:p>
      <text:p text:style-name="P16">Armes à distance 1M (Armes de jet) : <text:span text:style-name="T9">1d10 +3 dégâts</text:span></text:p>
      <text:p text:style-name="P13">Projectiles random : 1d10 dégâts</text:p>
      <text:p text:style-name="P13">Des armes de qualités supérieures peuvent faire plus de dégâts</text:p>
      <text:p text:style-name="P1"/>
      <text:p text:style-name="P22">Défense :</text:p>
      <text:p text:style-name="P22"/>
      <text:p text:style-name="P9">1 esquive possible par tour, en réaction à une attaque adverse, <text:span text:style-name="T15">ne déplace pas de case</text:span></text:p>
      <text:p text:style-name="P17">Seulement si conscient de l'attaque</text:p>
      <text:p text:style-name="P2"/>
      <text:p text:style-name="P9">Face aux dessins qui sont visés sur une cible, pas d'esquive possible pour cette cible, interrompre uniquement</text:p>
      <text:p text:style-name="P9">Esquive possible en bord de zone</text:p>
      <text:p text:style-name="P2"/>
      <text:p text:style-name="P11"/>
      <text:p text:style-name="P29">Table de la défense physique :</text:p>
      <text:p text:style-name="P10"/>
      <table:table table:name="Tableau1" table:style-name="Tableau1">
        <table:table-column table:style-name="Tableau1.A"/>
        <table:table-column table:style-name="Tableau1.B"/>
        <table:table-column table:style-name="Tableau1.A"/>
        <table:table-column table:style-name="Tableau1.B"/>
        <table:table-column table:style-name="Tableau1.E"/>
        <table:table-row>
          <table:table-cell table:style-name="Tableau1.A1" office:value-type="string">
            <text:p text:style-name="P26">Contre \ Armé de</text:p>
          </table:table-cell>
          <table:table-cell table:style-name="Tableau1.A1" office:value-type="string">
            <text:p text:style-name="P27">Bouclier</text:p>
          </table:table-cell>
          <table:table-cell table:style-name="Tableau1.A1" office:value-type="string">
            <text:p text:style-name="P26">Arme 2M</text:p>
          </table:table-cell>
          <table:table-cell table:style-name="Tableau1.A1" office:value-type="string">
            <text:p text:style-name="P26">Arme 1M</text:p>
          </table:table-cell>
          <table:table-cell table:style-name="Tableau1.E1" office:value-type="string">
            <text:p text:style-name="P26">Rien <text:span text:style-name="T6">(esquive)</text:span></text:p>
          </table:table-cell>
        </table:table-row>
        <table:table-row>
          <table:table-cell table:style-name="Tableau1.A2" office:value-type="string">
            <text:p text:style-name="P26">Projectile non magique</text:p>
          </table:table-cell>
          <table:table-cell table:style-name="Tableau1.A2" office:value-type="string">
            <text:p text:style-name="P26">Force</text:p>
          </table:table-cell>
          <table:table-cell table:style-name="Tableau1.A2" office:value-type="string">
            <text:p text:style-name="P26">Sans défense</text:p>
          </table:table-cell>
          <table:table-cell table:style-name="Tableau1.A2" office:value-type="string">
            <text:p text:style-name="P26">Sans défense</text:p>
          </table:table-cell>
          <table:table-cell table:style-name="Tableau1.E2" office:value-type="string">
            <text:p text:style-name="P26">Sans défense</text:p>
          </table:table-cell>
        </table:table-row>
        <table:table-row>
          <table:table-cell table:style-name="Tableau1.A2" office:value-type="string">
            <text:p text:style-name="P26">Attaque 2M</text:p>
          </table:table-cell>
          <table:table-cell table:style-name="Tableau1.A2" office:value-type="string">
            <text:p text:style-name="P26">Force +10</text:p>
          </table:table-cell>
          <table:table-cell table:style-name="Tableau1.A2" office:value-type="string">
            <text:p text:style-name="P25"><text:s/><text:span text:style-name="T5">Force</text:span></text:p>
          </table:table-cell>
          <table:table-cell table:style-name="Tableau1.A2" office:value-type="string">
            <text:p text:style-name="P25"><text:s/><text:span text:style-name="T5">Force -30</text:span></text:p>
          </table:table-cell>
          <table:table-cell table:style-name="Tableau1.E2" office:value-type="string">
            <text:p text:style-name="P26">Agilité -10</text:p>
          </table:table-cell>
        </table:table-row>
        <table:table-row>
          <table:table-cell table:style-name="Tableau1.A2" office:value-type="string">
            <text:p text:style-name="P26">Attaque 1M</text:p>
          </table:table-cell>
          <table:table-cell table:style-name="Tableau1.A2" office:value-type="string">
            <text:p text:style-name="P26">Force +20</text:p>
          </table:table-cell>
          <table:table-cell table:style-name="Tableau1.A2" office:value-type="string">
            <text:p text:style-name="P26"><text:s/>Force</text:p>
          </table:table-cell>
          <table:table-cell table:style-name="Tableau1.A2" office:value-type="string">
            <text:p text:style-name="P25"><text:s/><text:span text:style-name="T5">Force -10</text:span></text:p>
          </table:table-cell>
          <table:table-cell table:style-name="Tableau1.E2" office:value-type="string">
            <text:p text:style-name="P26">Agilité</text:p>
          </table:table-cell>
        </table:table-row>
      </table:table>
      <text:p text:style-name="P10"/>
      <text:p text:style-name="P10"/>
      <text:p text:style-name="P22">Armure : </text:p>
      <text:p text:style-name="P8">Base : armure de cuir/pelage : pas de différence</text:p>
      <text:p text:style-name="P8">à poil/<text:span text:style-name="T10">toge</text:span> : +<text:span text:style-name="T10">2</text:span> aux dégâts physiques subis</text:p>
      <text:p text:style-name="P8">armure lourde : -<text:span text:style-name="T10">3 </text:span>aux dégats physiques subis, -10 en agilité, à Hauteplume ils ne savent pas dessiner avec</text:p>
      <text:p text:style-name="P2"/>
      <text:p text:style-name="P2">Pas de gant lourd sur la main qui dessine</text:p>
      <text:p text:style-name="P7">Pas de casqu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H12M34S</meta:editing-duration>
    <meta:editing-cycles>16</meta:editing-cycles>
    <meta:generator>LibreOffice/5.2.7.2$Windows_x86 LibreOffice_project/2b7f1e640c46ceb28adf43ee075a6e8b8439ed10</meta:generator>
    <dc:date>2019-02-18T19:13:07.205000000</dc:date>
    <meta:document-statistic meta:table-count="1" meta:image-count="0" meta:object-count="0" meta:page-count="2" meta:paragraph-count="82" meta:word-count="574" meta:character-count="3118" meta:non-whitespace-character-count="2617"/>
    <meta:user-defined meta:name="Info 1"/>
    <meta:user-defined meta:name="Info 2"/>
    <meta:user-defined meta:name="Info 3"/>
    <meta:user-defined meta:name="Info 4"/>
  </office:meta>
</office:document-meta>
</file>